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993cm" table:align="margins" style:writing-mode="lr-tb"/>
    </style:style>
    <style:style style:name="Table3.A" style:family="table-column">
      <style:table-column-properties style:column-width="2.833cm" style:rel-column-width="1605*"/>
    </style:style>
    <style:style style:name="Table3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F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le3.A2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3cm" table:align="margins" style:writing-mode="lr-tb"/>
    </style:style>
    <style:style style:name="Table2.A" style:family="table-column">
      <style:table-column-properties style:column-width="2.833cm" style:rel-column-width="1605*"/>
    </style:style>
    <style:style style:name="Table2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F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9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0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uk" fo:country="UA" fo:font-weight="bold" style:font-weight-asian="bold" style:font-weight-complex="bold"/>
    </style:style>
    <style:style style:name="P11" style:family="paragraph" style:parent-style-name="Simple_20_text" style:list-style-name="L1">
      <style:paragraph-properties fo:text-align="start" style:justify-single-word="false" fo:orphans="2" fo:widows="2" style:writing-mode="lr-tb">
        <style:tab-stops>
          <style:tab-stop style:position="5.345cm"/>
        </style:tab-stops>
      </style:paragraph-properties>
    </style:style>
    <style:style style:name="P12" style:family="paragraph" style:parent-style-name="Simple_20_text" style:list-style-name="L1" style:master-page-name="">
      <style:paragraph-properties fo:text-align="start" style:justify-single-word="false" fo:orphans="2" fo:widows="2" style:page-number="auto" style:writing-mode="lr-tb">
        <style:tab-stops>
          <style:tab-stop style:position="5.345cm"/>
        </style:tab-stops>
      </style:paragraph-properties>
    </style:style>
    <style:style style:name="P13" style:family="paragraph" style:parent-style-name="Simple_20_text">
      <style:paragraph-properties fo:break-before="page"/>
    </style:style>
    <style:style style:name="P14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15" style:family="paragraph" style:parent-style-name="Large_20_titles">
      <style:text-properties fo:language="uk" fo:country="UA"/>
    </style:style>
    <style:style style:name="P16" style:family="paragraph" style:parent-style-name="Large_20_titles">
      <style:paragraph-properties fo:break-before="page"/>
      <style:text-properties fo:language="uk" fo:country="UA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Consolas2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size-asian="12pt" style:font-name-complex="Consolas2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name-complex="Consolas2" style:font-size-complex="12pt"/>
    </style:style>
    <style:style style:name="P20" style:family="paragraph" style:parent-style-name="Code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Code">
      <style:text-properties fo:language="uk" fo:country="UA"/>
    </style:style>
    <style:style style:name="P22" style:family="paragraph" style:parent-style-name="Code">
      <style:text-properties fo:color="#000000" style:font-name="Consolas1" fo:font-size="9pt" fo:font-weight="normal" style:font-size-asian="9pt" style:font-weight-asian="normal" style:font-size-complex="9pt" style:font-weight-complex="normal"/>
    </style:style>
    <style:style style:name="P23" style:family="paragraph" style:parent-style-name="Code">
      <style:text-properties fo:color="#000000" fo:font-size="9pt" fo:font-weight="normal" style:font-size-asian="9pt" style:font-weight-asian="normal" style:font-size-complex="9pt" style:font-weight-complex="normal"/>
    </style:style>
    <style:style style:name="P24" style:family="paragraph" style:parent-style-name="Code">
      <style:paragraph-properties fo:margin-top="0cm" fo:margin-bottom="0cm"/>
    </style:style>
    <style:style style:name="P25" style:family="paragraph" style:parent-style-name="Code">
      <style:paragraph-properties fo:margin-top="0cm" fo:margin-bottom="0cm"/>
      <style:text-properties fo:color="#000000" style:font-name="Consolas1" fo:font-size="9pt" fo:language="uk" fo:country="UA" fo:font-weight="normal" style:font-size-asian="9pt" style:font-weight-asian="normal" style:font-size-complex="9pt" style:font-weight-complex="normal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Courier New" fo:font-size="14pt" fo:font-style="normal" style:font-size-asian="14pt" style:font-style-asian="normal" style:font-name-complex="Courier New3" style:font-size-complex="14pt"/>
    </style:style>
    <style:style style:name="T4" style:family="text">
      <style:text-properties style:font-name="Courier New" fo:font-size="14pt" fo:font-style="normal" fo:font-weight="bold" style:font-size-asian="14pt" style:font-style-asian="normal" style:font-weight-asian="bold" style:font-name-complex="Courier New3" style:font-size-complex="14pt"/>
    </style:style>
    <style:style style:name="T5" style:family="text">
      <style:text-properties style:font-name="Courier New1" fo:language="uk" fo:country="UA"/>
    </style:style>
    <style:style style:name="T6" style:family="text">
      <style:text-properties fo:font-style="italic"/>
    </style:style>
    <style:style style:name="T7" style:family="text">
      <style:text-properties fo:background-color="#e4e4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6"/>
      <text:p text:style-name="P6"/>
      <text:p text:style-name="P6"/>
      <text:p text:style-name="P8"><text:span text:style-name="T1">ЛАБОРАТОРНА РОБОТА </text:span><text:span text:style-name="T2">#1</text:span></text:p>
      <text:p text:style-name="P7">З дисципліни «Основи проектування трансляторів»</text:p>
      <text:p text:style-name="P7">На тему: «Розробка лексичного аналізатора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4">Виконав</text:span></text:span></text:p>
            <text:p text:style-name="P4"><text:span text:style-name="Emphasis"><text:span text:style-name="T3">Студент групи КВ-21</text:span></text:span></text:p>
            <text:p text:style-name="P5"><text:span text:style-name="Emphasis"><text:span text:style-name="T3">Бондарчук М.Ю.</text:span></text:span></text:p>
            <text:p text:style-name="P5"><text:span text:style-name="Emphasis"><text:span text:style-name="T3">_______________________</text:span></text:span></text:p>
            <text:p text:style-name="P4"><text:span text:style-name="Emphasis"><text:span text:style-name="T3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4">Прийняла</text:span></text:span></text:p>
            <text:p text:style-name="P4"><text:span text:style-name="Emphasis"><text:span text:style-name="T3">Доцент кафедри СПіСКС</text:span></text:span></text:p>
            <text:p text:style-name="P5"><text:span text:style-name="Emphasis"><text:span text:style-name="T3">Бояринова Ю.Є.</text:span></text:span></text:p>
            <text:p text:style-name="P5"><text:span text:style-name="Emphasis"><text:span text:style-name="T3">_______________________</text:span></text:span></text:p>
            <text:p text:style-name="P5"><text:span text:style-name="Emphasis"><text:span text:style-name="T3">_______________________</text:span></text:span></text:p>
          </table:table-cell>
        </table:table-row>
      </table:table>
      <text:h text:style-name="Large_20_titles" text:outline-level="2"><text:soft-page-break/>ЗАВДАННЯ</text:h>
      <text:list xml:id="list5904594978624137367" text:style-name="L1">
        <text:list-item>
          <text:p text:style-name="P12"><text:span text:style-name="T5">&lt;signal-program&gt; --&gt; &lt;program&gt;</text:span></text:p>
        </text:list-item>
        <text:list-item>
          <text:p text:style-name="P11"><text:span text:style-name="T5">&lt;program&gt; --&gt; PROGRAM &lt;procedure-identifier&gt; ; &lt;block&gt;. | PROCEDURE &lt;procedure-identifier&gt;&lt;parameters-list&gt; ; &lt;block&gt; ;</text:span></text:p>
        </text:list-item>
        <text:list-item>
          <text:p text:style-name="P11"><text:span text:style-name="T5">&lt;block&gt; --&gt; BEGIN &lt;statements-list&gt; END</text:span></text:p>
        </text:list-item>
        <text:list-item>
          <text:p text:style-name="P11"><text:span text:style-name="T5">&lt;statements-list&gt; --&gt; &lt;empty&gt;</text:span></text:p>
        </text:list-item>
        <text:list-item>
          <text:p text:style-name="P11"><text:span text:style-name="T5">&lt;parameters-list&gt; --&gt; ( &lt;declarations-list&gt; ) | &lt;empty&gt;</text:span></text:p>
        </text:list-item>
        <text:list-item>
          <text:p text:style-name="P11"><text:span text:style-name="T5">&lt;declarations-list&gt; --&gt; &lt;declaration&gt; &lt;declarations-list&gt; | &lt;empty&gt;</text:span></text:p>
        </text:list-item>
        <text:list-item>
          <text:p text:style-name="P11"><text:span text:style-name="T5">&lt;declaration&gt; --&gt;&lt;variable-identifier&gt;&lt;identifiers-list&gt;:&lt;attribute&gt;&lt;attributeslist&gt; ;</text:span></text:p>
        </text:list-item>
        <text:list-item>
          <text:p text:style-name="P11"><text:span text:style-name="T5">&lt;identifiers-list&gt; --&gt; , &lt;variable-identifier&gt; &lt;identifiers-list&gt; | &lt;empty&gt;</text:span></text:p>
        </text:list-item>
        <text:list-item>
          <text:p text:style-name="P11"><text:span text:style-name="T5">&lt;attributes-list&gt; --&gt; &lt;attribute&gt; &lt;attributeslist&gt; | &lt;empty&gt;</text:span></text:p>
        </text:list-item>
        <text:list-item>
          <text:p text:style-name="P11"><text:span text:style-name="T5">&lt;attribute&gt; --&gt; SIGNAL | COMPLEX | INTEGER | FLOAT | BLOCKFLOAT | EXT</text:span></text:p>
        </text:list-item>
        <text:list-item>
          <text:p text:style-name="P11"><text:span text:style-name="T5">&lt;procedure-identifier&gt; --&gt; &lt;identifier&gt;</text:span></text:p>
        </text:list-item>
        <text:list-item>
          <text:p text:style-name="P11"><text:span text:style-name="T5">&lt;variable-identifier&gt; --&gt; &lt;identifier&gt;</text:span></text:p>
        </text:list-item>
        <text:list-item>
          <text:p text:style-name="P11"><text:span text:style-name="T5">&lt;identifier&gt; --&gt; &lt;letter&gt;&lt;string&gt;</text:span></text:p>
        </text:list-item>
        <text:list-item>
          <text:p text:style-name="P11"><text:span text:style-name="T5">&lt;string&gt; --&gt; &lt;letter&gt;&lt;string&gt; | &lt;digit&gt;&lt;string&gt; | &lt;empty&gt;</text:span></text:p>
        </text:list-item>
        <text:list-item>
          <text:p text:style-name="P11"><text:span text:style-name="T5">&lt;letter&gt; --&gt; A | B | C | D | ... | Z</text:span></text:p>
        </text:list-item>
      </text:list>
      <text:p text:style-name="Simple_20_text"/>
      <text:p text:style-name="Simple_20_text"/>
      <text:h text:style-name="P16" text:outline-level="2">ТАБЛИЦІ “АВТОМАТА”</text:h>
      <text:p text:style-name="Simple_20_text">Таблиця переходів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Формування нової лексеми</text:p>
          </table:table-cell>
          <table:table-cell table:style-name="Table2.A1" office:value-type="string">
            <text:p text:style-name="P17">Перевірка на початок коментаря</text:p>
          </table:table-cell>
          <table:table-cell table:style-name="Table2.A1" office:value-type="string">
            <text:p text:style-name="P17">В коментарі</text:p>
          </table:table-cell>
          <table:table-cell table:style-name="Table2.A1" office:value-type="string">
            <text:p text:style-name="P17">Перевірка на вихід з коментаря</text:p>
          </table:table-cell>
          <table:table-cell table:style-name="Table2.F1" office:value-type="string">
            <text:p text:style-name="P17">Накопичення лексеми</text:p>
          </table:table-cell>
        </table:table-row>
        <table:table-row>
          <table:table-cell table:style-name="Table2.A2" office:value-type="string">
            <text:p text:style-name="P19">(</text:p>
          </table:table-cell>
          <table:table-cell table:style-name="Table2.B2" office:value-type="string">
            <text:p text:style-name="P17">перевірка на початок коментаря</text:p>
          </table:table-cell>
          <table:table-cell table:style-name="Table2.B2" office:value-type="string">
            <text:p text:style-name="P17">перевірка на початок коментаря </text:p>
          </table:table-cell>
          <table:table-cell table:style-name="Table2.B2" office:value-type="string">
            <text:p text:style-name="P17">в коментарі</text:p>
          </table:table-cell>
          <table:table-cell table:style-name="Table2.B2" office:value-type="string">
            <text:p text:style-name="P17">в коментарі</text:p>
          </table:table-cell>
          <table:table-cell table:style-name="Table2.F2" office:value-type="string">
            <text:p text:style-name="P17">перевірка на початок коментаря</text:p>
          </table:table-cell>
        </table:table-row>
        <table:table-row>
          <table:table-cell table:style-name="Table2.A2" office:value-type="string">
            <text:p text:style-name="P17">*</text:p>
          </table:table-cell>
          <table:table-cell table:style-name="Table2.B2" office:value-type="string">
            <text:p text:style-name="P17">накопичення лексеми</text:p>
          </table:table-cell>
          <table:table-cell table:style-name="Table2.B2" office:value-type="string">
            <text:p text:style-name="P17">в коментарі</text:p>
          </table:table-cell>
          <table:table-cell table:style-name="Table2.B2" office:value-type="string">
            <text:p text:style-name="P17">перевірка на вихід з коментаря</text:p>
          </table:table-cell>
          <table:table-cell table:style-name="Table2.B2" office:value-type="string">
            <text:p text:style-name="P17">перевірка на вихід з коментаря</text:p>
          </table:table-cell>
          <table:table-cell table:style-name="Table2.F2" office:value-type="string">
            <text:p text:style-name="P17">накопичення лексеми</text:p>
          </table:table-cell>
        </table:table-row>
        <table:table-row>
          <table:table-cell table:style-name="Table2.A2" office:value-type="string">
            <text:p text:style-name="P18">; | . | : | ,</text:p>
          </table:table-cell>
          <table:table-cell table:style-name="Table2.B2" office:value-type="string">
            <text:p text:style-name="P17">формування нової лексеми</text:p>
          </table:table-cell>
          <table:table-cell table:style-name="Table2.B2" office:value-type="string">
            <text:p text:style-name="P17">формування нової лексеми</text:p>
          </table:table-cell>
          <table:table-cell table:style-name="Table2.B2" office:value-type="string">
            <text:p text:style-name="P17">в коментарі</text:p>
          </table:table-cell>
          <table:table-cell table:style-name="Table2.B2" office:value-type="string">
            <text:p text:style-name="P17">в коментарі</text:p>
          </table:table-cell>
          <table:table-cell table:style-name="Table2.F2" office:value-type="string">
            <text:p text:style-name="P17">формування нової лексеми</text:p>
          </table:table-cell>
        </table:table-row>
        <table:table-row>
          <table:table-cell table:style-name="Table2.A2" office:value-type="string">
            <text:p text:style-name="P18">)</text:p>
          </table:table-cell>
          <table:table-cell table:style-name="Table2.B2" office:value-type="string">
            <text:p text:style-name="P17">формування нової лексеми</text:p>
          </table:table-cell>
          <table:table-cell table:style-name="Table2.B2" office:value-type="string">
            <text:p text:style-name="P17">формування нової лексеми</text:p>
          </table:table-cell>
          <table:table-cell table:style-name="Table2.B2" office:value-type="string">
            <text:p text:style-name="P17">в коментарі</text:p>
          </table:table-cell>
          <table:table-cell table:style-name="Table2.B2" office:value-type="string">
            <text:p text:style-name="P17">вихід з коментаря</text:p>
          </table:table-cell>
          <table:table-cell table:style-name="Table2.F2" office:value-type="string">
            <text:p text:style-name="P17">формування нової лексеми</text:p>
          </table:table-cell>
        </table:table-row>
        <table:table-row>
          <table:table-cell table:style-name="Table2.A2" office:value-type="string">
            <text:p text:style-name="P18">\t | \r | \n</text:p>
          </table:table-cell>
          <table:table-cell table:style-name="Table2.B2" office:value-type="string">
            <text:p text:style-name="P17">формування нової лексеми</text:p>
          </table:table-cell>
          <table:table-cell table:style-name="Table2.B2" office:value-type="string">
            <text:p text:style-name="P17">формування нової лексеми</text:p>
          </table:table-cell>
          <table:table-cell table:style-name="Table2.B2" office:value-type="string">
            <text:p text:style-name="P17">в коментарі</text:p>
          </table:table-cell>
          <table:table-cell table:style-name="Table2.B2" office:value-type="string">
            <text:p text:style-name="P17">в коментарі</text:p>
          </table:table-cell>
          <table:table-cell table:style-name="Table2.F2" office:value-type="string">
            <text:p text:style-name="P17">формування нової лексеми</text:p>
          </table:table-cell>
        </table:table-row>
        <table:table-row>
          <table:table-cell table:style-name="Table2.A2" office:value-type="string">
            <text:p text:style-name="P19">Інший символ</text:p>
          </table:table-cell>
          <table:table-cell table:style-name="Table2.B2" office:value-type="string">
            <text:p text:style-name="P17">накопичення лексеми</text:p>
          </table:table-cell>
          <table:table-cell table:style-name="Table2.B2" office:value-type="string">
            <text:p text:style-name="P17">формування нової лексеми</text:p>
          </table:table-cell>
          <table:table-cell table:style-name="Table2.B2" office:value-type="string">
            <text:p text:style-name="P17">в коментарі</text:p>
          </table:table-cell>
          <table:table-cell table:style-name="Table2.B2" office:value-type="string">
            <text:p text:style-name="P17">в коментарі</text:p>
          </table:table-cell>
          <table:table-cell table:style-name="Table2.F2" office:value-type="string">
            <text:p text:style-name="P17">накопичення лексеми</text:p>
          </table:table-cell>
        </table:table-row>
      </table:table>
      <text:p text:style-name="Simple_20_text"/>
      <text:p text:style-name="Simple_20_text"/>
      <text:p text:style-name="P13">Таблиця виходів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Формування нової лексеми</text:p>
          </table:table-cell>
          <table:table-cell table:style-name="Table3.A1" office:value-type="string">
            <text:p text:style-name="P17">Перевірка на початок коментаря</text:p>
          </table:table-cell>
          <table:table-cell table:style-name="Table3.A1" office:value-type="string">
            <text:p text:style-name="P17">В коментарі</text:p>
          </table:table-cell>
          <table:table-cell table:style-name="Table3.A1" office:value-type="string">
            <text:p text:style-name="P17">Перевірка на вихід з коментаря</text:p>
          </table:table-cell>
          <table:table-cell table:style-name="Table3.F1" office:value-type="string">
            <text:p text:style-name="P17">Накопичення лексеми</text:p>
          </table:table-cell>
        </table:table-row>
        <table:table-row>
          <table:table-cell table:style-name="Table3.A2" office:value-type="string">
            <text:p text:style-name="P19">(</text:p>
          </table:table-cell>
          <table:table-cell table:style-name="Table3.B2" office:value-type="string">
            <text:p text:style-name="P17">-</text:p>
          </table:table-cell>
          <table:table-cell table:style-name="Table3.B2" office:value-type="string">
            <text:p text:style-name="P17">односимвольна</text:p>
          </table:table-cell>
          <table:table-cell table:style-name="Table3.B2" office:value-type="string">
            <text:p text:style-name="P17">-</text:p>
          </table:table-cell>
          <table:table-cell table:style-name="Table3.B2" office:value-type="string">
            <text:p text:style-name="P17">-</text:p>
          </table:table-cell>
          <table:table-cell table:style-name="Table3.F2" office:value-type="string">
            <text:p text:style-name="P17">слово</text:p>
          </table:table-cell>
        </table:table-row>
        <table:table-row>
          <table:table-cell table:style-name="Table3.A2" office:value-type="string">
            <text:p text:style-name="P17">*</text:p>
          </table:table-cell>
          <table:table-cell table:style-name="Table3.B2" office:value-type="string">
            <text:p text:style-name="P17">-</text:p>
          </table:table-cell>
          <table:table-cell table:style-name="Table3.B2" office:value-type="string">
            <text:p text:style-name="P17">-</text:p>
          </table:table-cell>
          <table:table-cell table:style-name="Table3.B2" office:value-type="string">
            <text:p text:style-name="P17">-</text:p>
          </table:table-cell>
          <table:table-cell table:style-name="Table3.B2" office:value-type="string">
            <text:p text:style-name="P17">-</text:p>
          </table:table-cell>
          <table:table-cell table:style-name="Table3.F2" office:value-type="string">
            <text:p text:style-name="P17">-</text:p>
          </table:table-cell>
        </table:table-row>
        <table:table-row>
          <table:table-cell table:style-name="Table3.A2" office:value-type="string">
            <text:p text:style-name="P18">; | . | : | ,</text:p>
          </table:table-cell>
          <table:table-cell table:style-name="Table3.B2" office:value-type="string">
            <text:p text:style-name="P17">односимвольна</text:p>
          </table:table-cell>
          <table:table-cell table:style-name="Table3.B2" office:value-type="string">
            <text:p text:style-name="P17">односимвольна</text:p>
          </table:table-cell>
          <table:table-cell table:style-name="Table3.B2" office:value-type="string">
            <text:p text:style-name="P17">-</text:p>
          </table:table-cell>
          <table:table-cell table:style-name="Table3.B2" office:value-type="string">
            <text:p text:style-name="P17">-</text:p>
          </table:table-cell>
          <table:table-cell table:style-name="Table3.F2" office:value-type="string">
            <text:p text:style-name="P17">слово</text:p>
          </table:table-cell>
        </table:table-row>
        <table:table-row>
          <table:table-cell table:style-name="Table3.A2" office:value-type="string">
            <text:p text:style-name="P18">)</text:p>
          </table:table-cell>
          <table:table-cell table:style-name="Table3.B2" office:value-type="string">
            <text:p text:style-name="P17">односимвольна</text:p>
          </table:table-cell>
          <table:table-cell table:style-name="Table3.B2" office:value-type="string">
            <text:p text:style-name="P17">односимвольна</text:p>
          </table:table-cell>
          <table:table-cell table:style-name="Table3.B2" office:value-type="string">
            <text:p text:style-name="P17">-</text:p>
          </table:table-cell>
          <table:table-cell table:style-name="Table3.B2" office:value-type="string">
            <text:p text:style-name="P17">-</text:p>
          </table:table-cell>
          <table:table-cell table:style-name="Table3.F2" office:value-type="string">
            <text:p text:style-name="P17">слово</text:p>
          </table:table-cell>
        </table:table-row>
        <table:table-row>
          <table:table-cell table:style-name="Table3.A2" office:value-type="string">
            <text:p text:style-name="P18">\t | \r | \n</text:p>
          </table:table-cell>
          <table:table-cell table:style-name="Table3.B2" office:value-type="string">
            <text:p text:style-name="P19">-</text:p>
          </table:table-cell>
          <table:table-cell table:style-name="Table3.B2" office:value-type="string">
            <text:p text:style-name="P17">односимвольна</text:p>
          </table:table-cell>
          <table:table-cell table:style-name="Table3.B2" office:value-type="string">
            <text:p text:style-name="P17">-</text:p>
          </table:table-cell>
          <table:table-cell table:style-name="Table3.B2" office:value-type="string">
            <text:p text:style-name="P17">-</text:p>
          </table:table-cell>
          <table:table-cell table:style-name="Table3.F2" office:value-type="string">
            <text:p text:style-name="P17">слово</text:p>
          </table:table-cell>
        </table:table-row>
        <table:table-row>
          <table:table-cell table:style-name="Table3.A2" office:value-type="string">
            <text:p text:style-name="P19">Інший символ</text:p>
          </table:table-cell>
          <table:table-cell table:style-name="Table3.B2" office:value-type="string">
            <text:p text:style-name="P19">-</text:p>
          </table:table-cell>
          <table:table-cell table:style-name="Table3.B2" office:value-type="string">
            <text:p text:style-name="P17">односимвольна</text:p>
          </table:table-cell>
          <table:table-cell table:style-name="Table3.B2" office:value-type="string">
            <text:p text:style-name="P17">-</text:p>
          </table:table-cell>
          <table:table-cell table:style-name="Table3.B2" office:value-type="string">
            <text:p text:style-name="P17">-</text:p>
          </table:table-cell>
          <table:table-cell table:style-name="Table3.F2" office:value-type="string">
            <text:p text:style-name="P17">-</text:p>
          </table:table-cell>
        </table:table-row>
      </table:table>
      <text:p text:style-name="P20"/>
      <text:p text:style-name="Simple_20_text">Слово — це або ідентифікатор, або зарезервоване слово, або недопустима лексема (всі помилки відловлюються тут).</text:p>
      <text:p text:style-name="Simple_20_text"/>
      <text:h text:style-name="P15" text:outline-level="2">КОД ПРОГРАМИ</text:h>
      <text:p text:style-name="P9">Main.java</text:p>
      <text:p text:style-name="P24">package bcorp;</text:p>
      <text:p text:style-name="P24">import java.io.FileNotFoundException;</text:p>
      <text:p text:style-name="P24">import java.io.IOException;</text:p>
      <text:p text:style-name="P24">import java.util.Vector;</text:p>
      <text:p text:style-name="P24">public class Main {</text:p>
      <text:p text:style-name="P24"><text:s text:c="4"/>public static void main(String[] args) throws IOException {</text:p>
      <text:p text:style-name="P24"><text:s text:c="8"/>String file_name = "src/bcorp/text";</text:p>
      <text:p text:style-name="P24"><text:s text:c="8"/>file_checker f_ch = new file_checker(file_name);</text:p>
      <text:p text:style-name="P24"><text:s text:c="8"/>if (f_ch.check_for_utf_16()) {</text:p>
      <text:p text:style-name="P24"><text:s text:c="12"/>System.<text:span text:style-name="T6">out</text:span>.println("UTF-16BE. Welcome!");</text:p>
      <text:p text:style-name="P24"><text:s text:c="12"/>System.<text:span text:style-name="T6">out</text:span>.<text:span text:style-name="T7">println</text:span>();</text:p>
      <text:p text:style-name="P24"><text:s text:c="12"/>parser prsr = new parser("src/bcorp/text");</text:p>
      <text:p text:style-name="P24"><text:s text:c="12"/>prsr.analyse();</text:p>
      <text:p text:style-name="P24"><text:s text:c="12"/>Vector&lt;String&gt; reserved_words_table = prsr.get_reserved_words_table();</text:p>
      <text:p text:style-name="P24"><text:s text:c="12"/>for (int i = 0; i &lt; reserved_words_table.size(); i++)</text:p>
      <text:p text:style-name="P24"><text:s text:c="16"/>System.<text:span text:style-name="T6">out</text:span>.println(i + " " + reserved_words_table.get(i));</text:p>
      <text:p text:style-name="P24"><text:s text:c="12"/>System.<text:span text:style-name="T6">out</text:span>.<text:span text:style-name="T7">println</text:span>();</text:p>
      <text:p text:style-name="P24"><text:s text:c="12"/>Vector&lt;Character&gt; one_symbol_tokens_table = prsr.get_one_symbol_tokens_table();</text:p>
      <text:p text:style-name="P24"><text:s text:c="12"/>for (int i = 0; i &lt; one_symbol_tokens_table.size(); i++)</text:p>
      <text:p text:style-name="P24"><text:s text:c="16"/>System.<text:span text:style-name="T6">out</text:span>.println(i + " " + one_symbol_tokens_table.get(i));</text:p>
      <text:p text:style-name="P24"><text:s text:c="12"/>System.<text:span text:style-name="T6">out</text:span>.<text:span text:style-name="T7">println</text:span>();</text:p>
      <text:p text:style-name="P24"><text:soft-page-break/><text:s text:c="12"/>Vector&lt;String&gt; identifiers_table = prsr.get_identifiers_table();</text:p>
      <text:p text:style-name="P24"><text:s text:c="12"/>for (int i = 0; i &lt; identifiers_table.size(); i++)</text:p>
      <text:p text:style-name="P24"><text:s text:c="16"/>System.<text:span text:style-name="T6">out</text:span>.println(i + " " + identifiers_table.get(i));</text:p>
      <text:p text:style-name="P24"><text:s text:c="12"/>System.<text:span text:style-name="T6">out</text:span>.<text:span text:style-name="T7">println</text:span>();</text:p>
      <text:p text:style-name="P24"><text:s text:c="12"/>tokens_table _tokens_table = prsr.get_tokens_table();</text:p>
      <text:p text:style-name="P24"><text:s text:c="12"/>for (int i = 0; i &lt; _tokens_table.size(); i++)</text:p>
      <text:p text:style-name="P24"><text:s text:c="16"/>System.<text:span text:style-name="T6">out</text:span>.println(_tokens_table.get_token_type(i) + " " + _tokens_table.get_token_index_in_table(i) + " " + _tokens_table.get_token_file_row(i) + " " + _tokens_table.get_token_file_column(i));</text:p>
      <text:p text:style-name="P24"><text:s text:c="12"/>System.<text:span text:style-name="T6">out</text:span>.<text:span text:style-name="T7">println</text:span>();</text:p>
      <text:p text:style-name="P24"><text:s text:c="12"/>errors_table _errors_table = prsr.get_errors_table();</text:p>
      <text:p text:style-name="P24"><text:s text:c="12"/>for (int i = 0; i &lt; _errors_table.size(); i++)</text:p>
      <text:p text:style-name="P24"><text:s text:c="16"/>System.<text:span text:style-name="T6">out</text:span>.println(_errors_table.get_error_row(i) + " " + _errors_table.get_error_column(i) + " " + _errors_table.get_error_comment(i));</text:p>
      <text:p text:style-name="P24"><text:s text:c="12"/>System.<text:span text:style-name="T6">out</text:span>.<text:span text:style-name="T7">println</text:span>();</text:p>
      <text:p text:style-name="P24"><text:s text:c="8"/>}</text:p>
      <text:p text:style-name="P24"><text:s text:c="8"/>else</text:p>
      <text:p text:style-name="P24"><text:s text:c="12"/>System.<text:span text:style-name="T6">out</text:span>.println("Use UTF-16BE");</text:p>
      <text:p text:style-name="P24"><text:s text:c="4"/>}</text:p>
      <text:p text:style-name="P24">}</text:p>
      <text:p text:style-name="P21"/>
      <text:p text:style-name="P9">file_checker.java</text:p>
      <text:p text:style-name="P22">package bcorp;</text:p>
      <text:p text:style-name="P22">import java.io.File;</text:p>
      <text:p text:style-name="P22">import java.io.FileNotFoundException;</text:p>
      <text:p text:style-name="P22">import java.io.IOException;</text:p>
      <text:p text:style-name="P22">import java.io.RandomAccessFile;</text:p>
      <text:p text:style-name="P22">public class file_checker {</text:p>
      <text:p text:style-name="P22"><text:s text:c="4"/>String file_name;</text:p>
      <text:p text:style-name="P22"><text:s text:c="4"/>public file_checker(String file_name) {</text:p>
      <text:p text:style-name="P22"><text:s text:c="8"/>this.file_name = file_name;</text:p>
      <text:p text:style-name="P22"><text:s text:c="4"/>}</text:p>
      <text:p text:style-name="P22"><text:s text:c="4"/>public boolean check_for_utf_16() throws IOException {</text:p>
      <text:p text:style-name="P22"><text:s text:c="8"/>RandomAccessFile file = new RandomAccessFile(new File(file_name), "r");</text:p>
      <text:p text:style-name="P22"><text:s text:c="8"/>if (file_name.length() != 0) {</text:p>
      <text:p text:style-name="P22"><text:s text:c="12"/>short encoding = file.readShort();</text:p>
      <text:p text:style-name="P22"><text:s text:c="12"/>file.close();</text:p>
      <text:p text:style-name="P22"><text:s text:c="12"/>if (encoding == -257)</text:p>
      <text:p text:style-name="P22"><text:s text:c="16"/>return true;</text:p>
      <text:p text:style-name="P22"><text:s text:c="12"/>else</text:p>
      <text:p text:style-name="P22"><text:s text:c="16"/>return false;</text:p>
      <text:p text:style-name="P22"><text:s text:c="8"/>}</text:p>
      <text:p text:style-name="P22"><text:s text:c="8"/>else {</text:p>
      <text:p text:style-name="P22"><text:s text:c="12"/>file.close();</text:p>
      <text:p text:style-name="P22"><text:s text:c="12"/>return false;</text:p>
      <text:p text:style-name="P22"><text:s text:c="8"/>}</text:p>
      <text:p text:style-name="P22"><text:s text:c="4"/>}</text:p>
      <text:p text:style-name="P22">}</text:p>
      <text:p text:style-name="P9"/>
      <text:p text:style-name="P9">parser.java</text:p>
      <text:p text:style-name="P22">package bcorp;</text:p>
      <text:p text:style-name="P22">import java.io.File;</text:p>
      <text:p text:style-name="P22">import java.io.FileNotFoundException;</text:p>
      <text:p text:style-name="P22">import java.io.IOException;</text:p>
      <text:p text:style-name="P22">import java.io.RandomAccessFile;</text:p>
      <text:p text:style-name="P22">import java.util.Vector;</text:p>
      <text:p text:style-name="P22">public class parser {</text:p>
      <text:p text:style-name="P22"><text:s text:c="4"/>String file_name;</text:p>
      <text:p text:style-name="P22"><text:s text:c="4"/>Vector&lt;Character&gt; delimiters, one_symbol_tokens;</text:p>
      <text:p text:style-name="P22"><text:s text:c="4"/>Vector&lt;String&gt; reserved_words;</text:p>
      <text:p text:style-name="P22"><text:s text:c="4"/>tokens_table _tokens_table;</text:p>
      <text:p text:style-name="P22"><text:s text:c="4"/>Vector&lt;String&gt; identifiers_table;</text:p>
      <text:p text:style-name="P22"><text:soft-page-break/><text:s text:c="4"/>errors_table _errors_table;</text:p>
      <text:p text:style-name="P22"><text:s text:c="4"/>parser(String file_name) {</text:p>
      <text:p text:style-name="P22"><text:s text:c="8"/>this.file_name = file_name;</text:p>
      <text:p text:style-name="P22"><text:s text:c="8"/>_tokens_table = new tokens_table();</text:p>
      <text:p text:style-name="P22"><text:s text:c="8"/>identifiers_table = new Vector&lt;String&gt;();</text:p>
      <text:p text:style-name="P22"><text:s text:c="8"/>_errors_table = new errors_table();</text:p>
      <text:p text:style-name="P22"><text:s text:c="8"/>delimiters = new Vector&lt;Character&gt;();</text:p>
      <text:p text:style-name="P22"><text:s text:c="8"/>delimiters.add(';');</text:p>
      <text:p text:style-name="P22"><text:s text:c="8"/>delimiters.add('.');</text:p>
      <text:p text:style-name="P22"><text:s text:c="8"/>delimiters.add('(');</text:p>
      <text:p text:style-name="P22"><text:s text:c="8"/>delimiters.add(')');</text:p>
      <text:p text:style-name="P22"><text:s text:c="8"/>delimiters.add(':');</text:p>
      <text:p text:style-name="P22"><text:s text:c="8"/>delimiters.add(',');</text:p>
      <text:p text:style-name="P22"><text:s text:c="8"/>delimiters.add(' ');</text:p>
      <text:p text:style-name="P22"><text:s text:c="8"/>delimiters.add('\t');</text:p>
      <text:p text:style-name="P22"><text:s text:c="8"/>delimiters.add('\r');</text:p>
      <text:p text:style-name="P22"><text:s text:c="8"/>delimiters.add('\n');</text:p>
      <text:p text:style-name="P22"><text:s text:c="8"/>reserved_words = new Vector&lt;String&gt;();</text:p>
      <text:p text:style-name="P22"><text:s text:c="8"/>reserved_words.add("PROGRAM");</text:p>
      <text:p text:style-name="P22"><text:s text:c="8"/>reserved_words.add("PROCEDURE");</text:p>
      <text:p text:style-name="P22"><text:s text:c="8"/>reserved_words.add("BEGIN");</text:p>
      <text:p text:style-name="P22"><text:s text:c="8"/>reserved_words.add("END");</text:p>
      <text:p text:style-name="P22"><text:s text:c="8"/>reserved_words.add("SIGNAL");</text:p>
      <text:p text:style-name="P22"><text:s text:c="8"/>reserved_words.add("COMPLEX");</text:p>
      <text:p text:style-name="P22"><text:s text:c="8"/>reserved_words.add("INTEGER");</text:p>
      <text:p text:style-name="P22"><text:s text:c="8"/>reserved_words.add("FLOAT");</text:p>
      <text:p text:style-name="P22"><text:s text:c="8"/>reserved_words.add("BLOCKFLOAT");</text:p>
      <text:p text:style-name="P22"><text:s text:c="8"/>reserved_words.add("EXT");</text:p>
      <text:p text:style-name="P22"><text:s text:c="8"/>one_symbol_tokens = new Vector&lt;Character&gt;();</text:p>
      <text:p text:style-name="P22"><text:s text:c="8"/>one_symbol_tokens.add(';');</text:p>
      <text:p text:style-name="P22"><text:s text:c="8"/>one_symbol_tokens.add('.');</text:p>
      <text:p text:style-name="P22"><text:s text:c="8"/>one_symbol_tokens.add('(');</text:p>
      <text:p text:style-name="P22"><text:s text:c="8"/>one_symbol_tokens.add(')');</text:p>
      <text:p text:style-name="P22"><text:s text:c="8"/>one_symbol_tokens.add(':');</text:p>
      <text:p text:style-name="P22"><text:s text:c="8"/>one_symbol_tokens.add(',');</text:p>
      <text:p text:style-name="P22"><text:s text:c="4"/>}</text:p>
      <text:p text:style-name="P22"><text:s text:c="4"/>private boolean is_delimiter(char symbol) {</text:p>
      <text:p text:style-name="P22"><text:s text:c="8"/>return delimiters.contains(symbol);</text:p>
      <text:p text:style-name="P22"><text:s text:c="4"/>}</text:p>
      <text:p text:style-name="P22"><text:s text:c="4"/>private boolean is_one_symbol_token(char symbol) {</text:p>
      <text:p text:style-name="P22"><text:s text:c="8"/>return one_symbol_tokens.contains(symbol);</text:p>
      <text:p text:style-name="P22"><text:s text:c="4"/>}</text:p>
      <text:p text:style-name="P22"><text:s text:c="4"/>private boolean is_reserved_word(String word) {</text:p>
      <text:p text:style-name="P22"><text:s text:c="8"/>return reserved_words.contains(word);</text:p>
      <text:p text:style-name="P22"><text:s text:c="4"/>}</text:p>
      <text:p text:style-name="P22"><text:s text:c="4"/>private boolean is_identifier(String word) {</text:p>
      <text:p text:style-name="P22"><text:s text:c="8"/>if (Character.<text:span text:style-name="T6">isLetter</text:span>((word.charAt(0))) &amp;&amp; Character.<text:span text:style-name="T6">isUpperCase</text:span>(word.charAt(0))) {</text:p>
      <text:p text:style-name="P22"><text:s text:c="12"/>for (int i = 1; i &lt; word.length(); i++) {</text:p>
      <text:p text:style-name="P22"><text:s text:c="16"/>if (!Character.<text:span text:style-name="T6">isLetterOrDigit</text:span>(word.charAt(i)))</text:p>
      <text:p text:style-name="P22"><text:s text:c="20"/>return false;</text:p>
      <text:p text:style-name="P22"><text:s text:c="16"/>if (Character.<text:span text:style-name="T6">isLetter</text:span>(word.charAt(i)) &amp;&amp; !Character.<text:span text:style-name="T6">isUpperCase</text:span>(word.charAt(i)))</text:p>
      <text:p text:style-name="P22"><text:s text:c="20"/>return false;</text:p>
      <text:p text:style-name="P22"><text:s text:c="12"/>}</text:p>
      <text:p text:style-name="P22"><text:s text:c="8"/>} else</text:p>
      <text:p text:style-name="P22"><text:s text:c="12"/>return false;</text:p>
      <text:p text:style-name="P22"><text:s text:c="8"/>return true;</text:p>
      <text:p text:style-name="P22"><text:s text:c="4"/>}</text:p>
      <text:p text:style-name="P22"><text:s text:c="4"/>private void add_token(String word, int file_row, int file_column) {</text:p>
      <text:p text:style-name="P22"><text:s text:c="8"/>byte token_type;</text:p>
      <text:p text:style-name="P22"><text:s text:c="8"/>int index_in_table = -1;</text:p>
      <text:p text:style-name="P22"><text:s text:c="8"/>if (file_row == 20) {</text:p>
      <text:p text:style-name="P22"><text:s text:c="12"/>int x = 0;</text:p>
      <text:p text:style-name="P22"><text:s text:c="8"/>}</text:p>
      <text:p text:style-name="P22">// <text:s text:c="7"/>word = word.toLowerCase();</text:p>
      <text:p text:style-name="P22"><text:s text:c="8"/>if (is_reserved_word(word)) {</text:p>
      <text:p text:style-name="P22"><text:s text:c="12"/>token_type = 0;</text:p>
      <text:p text:style-name="P22"><text:s text:c="12"/>index_in_table = reserved_words.indexOf(word);</text:p>
      <text:p text:style-name="P22"><text:soft-page-break/><text:s text:c="12"/>file_column -= word.length() + 1;</text:p>
      <text:p text:style-name="P22"><text:s text:c="8"/>} else if (is_one_symbol_token(word.charAt(0))) {</text:p>
      <text:p text:style-name="P22"><text:s text:c="12"/>token_type = 1;</text:p>
      <text:p text:style-name="P22"><text:s text:c="12"/>index_in_table = one_symbol_tokens.indexOf(word.charAt(0));</text:p>
      <text:p text:style-name="P22"><text:s text:c="12"/>file_column--;</text:p>
      <text:p text:style-name="P22"><text:s text:c="8"/>} else if (is_identifier(word)) {</text:p>
      <text:p text:style-name="P22"><text:s text:c="12"/>token_type = 2;</text:p>
      <text:p text:style-name="P22"><text:s text:c="12"/>if (identifiers_table.contains(word))</text:p>
      <text:p text:style-name="P22"><text:s text:c="16"/>index_in_table = identifiers_table.indexOf(word);</text:p>
      <text:p text:style-name="P22"><text:s text:c="12"/>else {</text:p>
      <text:p text:style-name="P22"><text:s text:c="16"/>identifiers_table.add(word);</text:p>
      <text:p text:style-name="P22"><text:s text:c="16"/>index_in_table = identifiers_table.size() - 1;</text:p>
      <text:p text:style-name="P22"><text:s text:c="12"/>}</text:p>
      <text:p text:style-name="P22"><text:s text:c="12"/>file_column -= word.length() + 1;</text:p>
      <text:p text:style-name="P22"><text:s text:c="8"/>} else {</text:p>
      <text:p text:style-name="P22"><text:s text:c="12"/>token_type = 3;</text:p>
      <text:p text:style-name="P22"><text:s text:c="12"/>file_column -= word.length() + 1;</text:p>
      <text:p text:style-name="P22"><text:s text:c="12"/>_errors_table.add_error(file_row, file_column, "Unresolved token");</text:p>
      <text:p text:style-name="P22"><text:s text:c="8"/>}</text:p>
      <text:p text:style-name="P22"><text:s text:c="8"/>_tokens_table.add_token(token_type, index_in_table, file_row, file_column);</text:p>
      <text:p text:style-name="P22"><text:s text:c="4"/>}</text:p>
      <text:p text:style-name="P22"><text:s text:c="4"/>public void analyse() throws FileNotFoundException, IOException {</text:p>
      <text:p text:style-name="P22"><text:s text:c="8"/>RandomAccessFile file = new RandomAccessFile(new File(file_name), "r");</text:p>
      <text:p text:style-name="P22"><text:s text:c="8"/>long file_length = file.length();</text:p>
      <text:p text:style-name="P22"><text:s text:c="8"/>long i = 2;</text:p>
      <text:p text:style-name="P22"><text:s text:c="8"/>file.seek(i);</text:p>
      <text:p text:style-name="P22"><text:s text:c="8"/>boolean inside_comment = false;</text:p>
      <text:p text:style-name="P22"><text:s text:c="8"/>String word = "";</text:p>
      <text:p text:style-name="P22"><text:s text:c="8"/>int file_row = 1;</text:p>
      <text:p text:style-name="P22"><text:s text:c="8"/>int file_column = 1;</text:p>
      <text:p text:style-name="P22"><text:s text:c="8"/>int comment_start_row = -1;</text:p>
      <text:p text:style-name="P22"><text:s text:c="8"/>int comment_start_column = -1;</text:p>
      <text:p text:style-name="P22"><text:s text:c="8"/>while (i &lt; file_length) {</text:p>
      <text:p text:style-name="P22"><text:s text:c="12"/>file_column++;</text:p>
      <text:p text:style-name="P22"><text:s text:c="12"/>char symbol = file.readChar();</text:p>
      <text:p text:style-name="P22"><text:s text:c="12"/>i += 2;</text:p>
      <text:p text:style-name="P22"><text:s text:c="12"/>if (!inside_comment) {</text:p>
      <text:p text:style-name="P22"><text:s text:c="16"/>if (is_delimiter(symbol)) {</text:p>
      <text:p text:style-name="P22"><text:s text:c="20"/>if (symbol == '(' &amp;&amp; i &lt; file_length) {</text:p>
      <text:p text:style-name="P22"><text:s text:c="24"/>char next_symbol = file.readChar();</text:p>
      <text:p text:style-name="P22"><text:s text:c="24"/>if (next_symbol == '*') {</text:p>
      <text:p text:style-name="P22"><text:s text:c="28"/>comment_start_row = file_row;</text:p>
      <text:p text:style-name="P22"><text:s text:c="28"/>comment_start_column = file_column - 1;</text:p>
      <text:p text:style-name="P22"><text:s text:c="28"/>i += 2;</text:p>
      <text:p text:style-name="P22"><text:s text:c="28"/>inside_comment = true;</text:p>
      <text:p text:style-name="P22"><text:s text:c="28"/>if (!word.equals("")) {</text:p>
      <text:p text:style-name="P22"><text:s text:c="32"/>add_token(word, file_row, file_column);</text:p>
      <text:p text:style-name="P22"><text:s text:c="32"/>word = "";</text:p>
      <text:p text:style-name="P22"><text:s text:c="28"/>}</text:p>
      <text:p text:style-name="P22"><text:s text:c="28"/>file_column++;</text:p>
      <text:p text:style-name="P22"><text:s text:c="28"/>continue;</text:p>
      <text:p text:style-name="P22"><text:s text:c="24"/>} else</text:p>
      <text:p text:style-name="P22"><text:s text:c="28"/>file.seek(i);</text:p>
      <text:p text:style-name="P22"><text:s text:c="20"/>}</text:p>
      <text:p text:style-name="P22"><text:s text:c="20"/>if (!word.equals("")) {</text:p>
      <text:p text:style-name="P22"><text:s text:c="24"/>add_token(word, file_row, file_column);</text:p>
      <text:p text:style-name="P22"><text:s text:c="24"/>word = "";</text:p>
      <text:p text:style-name="P22"><text:s text:c="20"/>}</text:p>
      <text:p text:style-name="P22"><text:s text:c="20"/>if (is_one_symbol_token(symbol)) {</text:p>
      <text:p text:style-name="P22"><text:s text:c="24"/>word += symbol;</text:p>
      <text:p text:style-name="P22"><text:s text:c="24"/>add_token(word, file_row, file_column);</text:p>
      <text:p text:style-name="P22"><text:s text:c="24"/>word = "";</text:p>
      <text:p text:style-name="P22"><text:s text:c="24"/>continue;</text:p>
      <text:p text:style-name="P22"><text:s text:c="20"/>}</text:p>
      <text:p text:style-name="P22"><text:s text:c="20"/>if (symbol == '\n') {</text:p>
      <text:p text:style-name="P22"><text:s text:c="24"/>file_row++;</text:p>
      <text:p text:style-name="P22"><text:s text:c="24"/>file_column = 1;</text:p>
      <text:p text:style-name="P22"><text:soft-page-break/><text:s text:c="24"/>continue;</text:p>
      <text:p text:style-name="P22"><text:s text:c="20"/>}</text:p>
      <text:p text:style-name="P22"><text:s text:c="20"/>if (symbol == '\t')</text:p>
      <text:p text:style-name="P22"><text:s text:c="24"/>file_column += 3;</text:p>
      <text:p text:style-name="P22"><text:s text:c="16"/>} else</text:p>
      <text:p text:style-name="P22"><text:s text:c="20"/>word += symbol;</text:p>
      <text:p text:style-name="P22"><text:s text:c="12"/>} else {</text:p>
      <text:p text:style-name="P22"><text:s text:c="16"/>if (symbol == '*' &amp;&amp; i &lt; file_length) {</text:p>
      <text:p text:style-name="P22"><text:s text:c="20"/>char next_symbol = file.readChar();</text:p>
      <text:p text:style-name="P22"><text:s text:c="20"/>file_column++;</text:p>
      <text:p text:style-name="P22"><text:s text:c="20"/>if (next_symbol == ')') {</text:p>
      <text:p text:style-name="P22"><text:s text:c="24"/>inside_comment = false;</text:p>
      <text:p text:style-name="P22"><text:s text:c="24"/>i += 2;</text:p>
      <text:p text:style-name="P22"><text:s text:c="20"/>} else</text:p>
      <text:p text:style-name="P22"><text:s text:c="24"/>file.seek(i);</text:p>
      <text:p text:style-name="P22"><text:s text:c="16"/>} else if (symbol == '\n') {</text:p>
      <text:p text:style-name="P22"><text:s text:c="20"/>file_row++;</text:p>
      <text:p text:style-name="P22"><text:s text:c="20"/>file_column = 1;</text:p>
      <text:p text:style-name="P22"><text:s text:c="16"/>}</text:p>
      <text:p text:style-name="P22"><text:s text:c="12"/>}</text:p>
      <text:p text:style-name="P22"><text:s text:c="8"/>}</text:p>
      <text:p text:style-name="P22"><text:s text:c="8"/>if (!word.equals(""))</text:p>
      <text:p text:style-name="P22"><text:s text:c="12"/>add_token(word, file_row, ++file_column);</text:p>
      <text:p text:style-name="P22"><text:s text:c="8"/>if (inside_comment)</text:p>
      <text:p text:style-name="P22"><text:s text:c="12"/>_errors_table.add_error(comment_start_row, comment_start_column, "Comment does not finished");</text:p>
      <text:p text:style-name="P22"><text:s text:c="8"/>file.close();</text:p>
      <text:p text:style-name="P22"><text:s text:c="4"/>}</text:p>
      <text:p text:style-name="P22"><text:s text:c="4"/>public Vector&lt;String&gt; get_identifiers_table() {</text:p>
      <text:p text:style-name="P22"><text:s text:c="8"/>return identifiers_table;</text:p>
      <text:p text:style-name="P22"><text:s text:c="4"/>}</text:p>
      <text:p text:style-name="P22"><text:s text:c="4"/>public tokens_table get_tokens_table() {</text:p>
      <text:p text:style-name="P22"><text:s text:c="8"/>return _tokens_table;</text:p>
      <text:p text:style-name="P22"><text:s text:c="4"/>}</text:p>
      <text:p text:style-name="P22"><text:s text:c="4"/>public Vector&lt;String&gt; get_reserved_words_table() {</text:p>
      <text:p text:style-name="P22"><text:s text:c="8"/>return reserved_words;</text:p>
      <text:p text:style-name="P22"><text:s text:c="4"/>}</text:p>
      <text:p text:style-name="P22"><text:s text:c="4"/>public Vector&lt;Character&gt; get_one_symbol_tokens_table() {</text:p>
      <text:p text:style-name="P22"><text:s text:c="8"/>return one_symbol_tokens;</text:p>
      <text:p text:style-name="P22"><text:s text:c="4"/>}</text:p>
      <text:p text:style-name="P22"><text:s text:c="4"/>public errors_table get_errors_table() {</text:p>
      <text:p text:style-name="P22"><text:s text:c="8"/>return _errors_table;</text:p>
      <text:p text:style-name="P22"><text:s text:c="4"/>}</text:p>
      <text:p text:style-name="P22">}</text:p>
      <text:p text:style-name="P9"/>
      <text:p text:style-name="P9">tokens_table.java</text:p>
      <text:p text:style-name="P23">package bcorp;</text:p>
      <text:p text:style-name="P23">import java.util.Vector;</text:p>
      <text:p text:style-name="P23">public class tokens_table {</text:p>
      <text:p text:style-name="P23"><text:s text:c="4"/>Vector&lt;token&gt; tokens;</text:p>
      <text:p text:style-name="P23"><text:s text:c="4"/>public tokens_table() {</text:p>
      <text:p text:style-name="P23"><text:s text:c="8"/>tokens = new Vector&lt;token&gt;();</text:p>
      <text:p text:style-name="P23"><text:s text:c="4"/>}</text:p>
      <text:p text:style-name="P23"><text:s text:c="4"/>public void add_token(token _token) {</text:p>
      <text:p text:style-name="P23"><text:s text:c="8"/>tokens.add(_token);</text:p>
      <text:p text:style-name="P23"><text:s text:c="4"/>}</text:p>
      <text:p text:style-name="P23"><text:s text:c="4"/>public void add_token(byte type, int index_in_table, int file_row, int file_column) {</text:p>
      <text:p text:style-name="P23"><text:s text:c="8"/>token _token = new token(type, index_in_table, file_row, file_column);</text:p>
      <text:p text:style-name="P23"><text:s text:c="8"/>tokens.add(_token);</text:p>
      <text:p text:style-name="P23"><text:s text:c="4"/>}</text:p>
      <text:p text:style-name="P23"><text:s text:c="4"/>public token get_token(int index) {</text:p>
      <text:p text:style-name="P23"><text:s text:c="8"/>return tokens.get(index);</text:p>
      <text:p text:style-name="P23"><text:s text:c="4"/>}</text:p>
      <text:p text:style-name="P23"><text:s text:c="4"/>public byte get_token_type(int index) {</text:p>
      <text:p text:style-name="P23"><text:soft-page-break/><text:s text:c="8"/>return tokens.get(index).type;</text:p>
      <text:p text:style-name="P23"><text:s text:c="4"/>}</text:p>
      <text:p text:style-name="P23"><text:s text:c="4"/>public int get_token_index_in_table(int index) {</text:p>
      <text:p text:style-name="P23"><text:s text:c="8"/>return tokens.get(index).index_in_table;</text:p>
      <text:p text:style-name="P23"><text:s text:c="4"/>}</text:p>
      <text:p text:style-name="P23"><text:s text:c="4"/>public int get_token_file_row(int index) {</text:p>
      <text:p text:style-name="P23"><text:s text:c="8"/>return tokens.get(index).file_row;</text:p>
      <text:p text:style-name="P23"><text:s text:c="4"/>}</text:p>
      <text:p text:style-name="P23"><text:s text:c="4"/>public int get_token_file_column(int index) {</text:p>
      <text:p text:style-name="P23"><text:s text:c="8"/>return tokens.get(index).file_column;</text:p>
      <text:p text:style-name="P23"><text:s text:c="4"/>}</text:p>
      <text:p text:style-name="P23"><text:s text:c="4"/>public int size() {</text:p>
      <text:p text:style-name="P23"><text:s text:c="8"/>return tokens.size();</text:p>
      <text:p text:style-name="P23"><text:s text:c="4"/>}</text:p>
      <text:p text:style-name="P23">}</text:p>
      <text:p text:style-name="P9"/>
      <text:p text:style-name="P9">token.java</text:p>
      <text:p text:style-name="P22">package bcorp;</text:p>
      <text:p text:style-name="P22">/**</text:p>
      <text:p text:style-name="P22"><text:s/><text:span text:style-name="T6">* Created by Maxim on 21/02/2015.</text:span></text:p>
      <text:p text:style-name="P22"><text:s/><text:span text:style-name="T6">*/</text:span></text:p>
      <text:p text:style-name="P22">public class token {</text:p>
      <text:p text:style-name="P22"><text:s text:c="4"/>public byte type;</text:p>
      <text:p text:style-name="P22"><text:s text:c="4"/>public int index_in_table;</text:p>
      <text:p text:style-name="P22"><text:s text:c="4"/>public int file_row, file_column;</text:p>
      <text:p text:style-name="P22">// <text:s text:c="3"/>public boolean has_error;</text:p>
      <text:p text:style-name="P22">// <text:s text:c="3"/>public String error_text;</text:p>
      <text:p text:style-name="P22"><text:s text:c="4"/>public token() {</text:p>
      <text:p text:style-name="P22"><text:s text:c="4"/>}</text:p>
      <text:p text:style-name="P22"><text:s text:c="4"/>public token(byte type, int index_in_table, int file_row, int file_column) {</text:p>
      <text:p text:style-name="P22"><text:s text:c="8"/>this.type = type;</text:p>
      <text:p text:style-name="P22"><text:s text:c="8"/>this.index_in_table = index_in_table;</text:p>
      <text:p text:style-name="P22"><text:s text:c="8"/>this.file_row = file_row;</text:p>
      <text:p text:style-name="P22"><text:s text:c="8"/>this.file_column = file_column;</text:p>
      <text:p text:style-name="P22"><text:s text:c="4"/>}</text:p>
      <text:p text:style-name="P22"><text:s text:c="4"/>public void set_data(byte type, int index_in_table, int file_row, int file_column) {</text:p>
      <text:p text:style-name="P22"><text:s text:c="8"/>this.type = type;</text:p>
      <text:p text:style-name="P22"><text:s text:c="8"/>this.index_in_table = index_in_table;</text:p>
      <text:p text:style-name="P22"><text:s text:c="8"/>this.file_row = file_row;</text:p>
      <text:p text:style-name="P22"><text:s text:c="8"/>this.file_column = file_column;</text:p>
      <text:p text:style-name="P22">// <text:s text:c="7"/>this.has_error = has_error;</text:p>
      <text:p text:style-name="P22">// <text:s text:c="7"/>this.error_text = error_text;</text:p>
      <text:p text:style-name="P22"><text:s text:c="4"/>}</text:p>
      <text:p text:style-name="P22">}</text:p>
      <text:p text:style-name="P9"/>
      <text:p text:style-name="P9">errors_table.java</text:p>
      <text:p text:style-name="P23">package bcorp;</text:p>
      <text:p text:style-name="P23">import java.util.Vector;</text:p>
      <text:p text:style-name="P23">/**</text:p>
      <text:p text:style-name="P23"><text:s/><text:span text:style-name="T6">* Created by Maxim on 21/02/2015.</text:span></text:p>
      <text:p text:style-name="P23"><text:s/><text:span text:style-name="T6">*/</text:span></text:p>
      <text:p text:style-name="P23">public class errors_table {</text:p>
      <text:p text:style-name="P23"><text:s text:c="4"/>Vector&lt;Integer&gt; errors_rows;</text:p>
      <text:p text:style-name="P23"><text:s text:c="4"/>Vector&lt;Integer&gt; errors_columns;</text:p>
      <text:p text:style-name="P23"><text:s text:c="4"/>Vector&lt;String&gt; errors_comments;</text:p>
      <text:p text:style-name="P23"><text:s text:c="4"/>public errors_table() {</text:p>
      <text:p text:style-name="P23"><text:s text:c="8"/>errors_rows = new Vector&lt;Integer&gt;();</text:p>
      <text:p text:style-name="P23"><text:s text:c="8"/>errors_columns = new Vector&lt;Integer&gt;();</text:p>
      <text:p text:style-name="P23"><text:s text:c="8"/>errors_comments = new Vector&lt;String&gt;();</text:p>
      <text:p text:style-name="P23"><text:s text:c="4"/>}</text:p>
      <text:p text:style-name="P23"><text:s text:c="4"/>public int get_error_row(int index) {</text:p>
      <text:p text:style-name="P23"><text:s text:c="8"/>return errors_rows.get(index);</text:p>
      <text:p text:style-name="P23"><text:soft-page-break/><text:s text:c="4"/>}</text:p>
      <text:p text:style-name="P23"><text:s text:c="4"/>public int get_error_column(int index) {</text:p>
      <text:p text:style-name="P23"><text:s text:c="8"/>return errors_columns.get(index);</text:p>
      <text:p text:style-name="P23"><text:s text:c="4"/>}</text:p>
      <text:p text:style-name="P23"><text:s text:c="4"/>public String get_error_comment(int index) {</text:p>
      <text:p text:style-name="P23"><text:s text:c="8"/>return errors_comments.get(index);</text:p>
      <text:p text:style-name="P23"><text:s text:c="4"/>}</text:p>
      <text:p text:style-name="P23"><text:s text:c="4"/>public void add_error(int row, int column, String comment) {</text:p>
      <text:p text:style-name="P23"><text:s text:c="8"/>errors_rows.add(row);</text:p>
      <text:p text:style-name="P23"><text:s text:c="8"/>errors_columns.add(column);</text:p>
      <text:p text:style-name="P23"><text:s text:c="8"/>errors_comments.add(comment);</text:p>
      <text:p text:style-name="P23"><text:s text:c="4"/>}</text:p>
      <text:p text:style-name="P23"><text:s text:c="4"/>public int size() {</text:p>
      <text:p text:style-name="P23"><text:s text:c="8"/>return errors_rows.size();</text:p>
      <text:p text:style-name="P23"><text:s text:c="4"/>}</text:p>
      <text:p text:style-name="P23">}</text:p>
      <text:h text:style-name="P15" text:outline-level="2"/>
      <text:h text:style-name="P15" text:outline-level="2">КОНТРОЛЬНІ ПРИКЛАДИ</text:h>
      <text:p text:style-name="P10">Перший</text:p>
      <text:p text:style-name="Simple_20_text">Вхід:</text:p>
      <text:p text:style-name="P25">PROGRAM PROGRAM1;</text:p>
      <text:p text:style-name="P25"/>
      <text:p text:style-name="P25"><text:tab/>PROCEDURE PROC1(A,B,C:COMPLEX, D: INTEGER, F: FLOAT);</text:p>
      <text:p text:style-name="P25"><text:tab/>(*LET`S WRITE SOME COMMENT *)</text:p>
      <text:p text:style-name="P25"/>
      <text:p text:style-name="P25">PROCEDURE PROC2(A,B,C:COMPLEX);</text:p>
      <text:p text:style-name="P25"><text:tab/></text:p>
      <text:p text:style-name="P25">(* COMMENT</text:p>
      <text:p text:style-name="P25"><text:tab/></text:p>
      <text:p text:style-name="P25"><text:tab/>COMMENT*)</text:p>
      <text:p text:style-name="P25"/>
      <text:p text:style-name="P25"/>
      <text:p text:style-name="P25">BEGIN</text:p>
      <text:p text:style-name="P25"/>
      <text:p text:style-name="P25">END(* *).</text:p>
      <text:p text:style-name="Simple_20_text"/>
      <text:p text:style-name="Simple_20_text">Вихід:</text:p>
      <text:p text:style-name="Code">UTF-16BE. Welcome!</text:p>
      <text:p text:style-name="Code"/>
      <text:p text:style-name="Code">0 PROGRAM</text:p>
      <text:p text:style-name="Code">1 PROCEDURE</text:p>
      <text:p text:style-name="Code">2 BEGIN</text:p>
      <text:p text:style-name="Code">3 END</text:p>
      <text:p text:style-name="Code">4 SIGNAL</text:p>
      <text:p text:style-name="Code">5 COMPLEX</text:p>
      <text:p text:style-name="Code">6 INTEGER</text:p>
      <text:p text:style-name="Code">7 FLOAT</text:p>
      <text:p text:style-name="Code">8 BLOCKFLOAT</text:p>
      <text:p text:style-name="Code">9 EXT</text:p>
      <text:p text:style-name="Code"/>
      <text:p text:style-name="Code">0 ;</text:p>
      <text:p text:style-name="Code">1 .</text:p>
      <text:p text:style-name="Code">2 (</text:p>
      <text:p text:style-name="Code">3 )</text:p>
      <text:p text:style-name="Code">4 :</text:p>
      <text:p text:style-name="Code"><text:soft-page-break/>5 ,</text:p>
      <text:p text:style-name="Code"/>
      <text:p text:style-name="Code">0 PROGRAM1</text:p>
      <text:p text:style-name="Code">1 PROC1</text:p>
      <text:p text:style-name="Code">2 A</text:p>
      <text:p text:style-name="Code">3 B</text:p>
      <text:p text:style-name="Code">4 C</text:p>
      <text:p text:style-name="Code">5 D</text:p>
      <text:p text:style-name="Code">6 F</text:p>
      <text:p text:style-name="Code">7 PROC2</text:p>
      <text:p text:style-name="Code"/>
      <text:p text:style-name="Code">0 0 1 1</text:p>
      <text:p text:style-name="Code">2 0 1 9</text:p>
      <text:p text:style-name="Code">1 0 1 17</text:p>
      <text:p text:style-name="Code">0 1 3 5</text:p>
      <text:p text:style-name="Code">2 1 3 15</text:p>
      <text:p text:style-name="Code">1 2 3 20</text:p>
      <text:p text:style-name="Code">2 2 3 21</text:p>
      <text:p text:style-name="Code">1 5 3 22</text:p>
      <text:p text:style-name="Code">2 3 3 23</text:p>
      <text:p text:style-name="Code">1 5 3 24</text:p>
      <text:p text:style-name="Code">2 4 3 25</text:p>
      <text:p text:style-name="Code">1 4 3 26</text:p>
      <text:p text:style-name="Code">0 5 3 27</text:p>
      <text:p text:style-name="Code">1 5 3 34</text:p>
      <text:p text:style-name="Code">2 5 3 36</text:p>
      <text:p text:style-name="Code">1 4 3 37</text:p>
      <text:p text:style-name="Code">0 6 3 39</text:p>
      <text:p text:style-name="Code">1 5 3 46</text:p>
      <text:p text:style-name="Code">2 6 3 48</text:p>
      <text:p text:style-name="Code">1 4 3 49</text:p>
      <text:p text:style-name="Code">0 7 3 51</text:p>
      <text:p text:style-name="Code">1 3 3 56</text:p>
      <text:p text:style-name="Code">1 0 3 57</text:p>
      <text:p text:style-name="Code">0 1 6 1</text:p>
      <text:p text:style-name="Code">2 7 6 11</text:p>
      <text:p text:style-name="Code">1 2 6 16</text:p>
      <text:p text:style-name="Code">2 2 6 17</text:p>
      <text:p text:style-name="Code">1 5 6 18</text:p>
      <text:p text:style-name="Code">2 3 6 19</text:p>
      <text:p text:style-name="Code">1 5 6 20</text:p>
      <text:p text:style-name="Code">2 4 6 21</text:p>
      <text:p text:style-name="Code">1 4 6 22</text:p>
      <text:p text:style-name="Code">0 5 6 23</text:p>
      <text:p text:style-name="Code">1 3 6 30</text:p>
      <text:p text:style-name="Code">1 0 6 31</text:p>
      <text:p text:style-name="Code">0 2 13 1</text:p>
      <text:p text:style-name="Code">0 3 15 1</text:p>
      <text:p text:style-name="Code">1 1 15 9</text:p>
      <text:p text:style-name="Code"/>
      <text:p text:style-name="Simple_20_text">Остання таблиця — рядок закодованих лексем. Перший стовпець — тип лексеми (0 — зарезервоване слово, 1 — односимвольна, 2 — ідентифікатор, 3 — недопустима), другий — індекс у відповідній таблиці (для недопустимої завжди -1), третій — рядок початку лексеми у вхідному файлі, четвертий — стовпець початку лексеми у вхідному файлі.</text:p>
      <text:p text:style-name="P10"/>
      <text:p text:style-name="P10"/>
      <text:p text:style-name="P10"><text:soft-page-break/>Другий</text:p>
      <text:p text:style-name="Simple_20_text">Вхід (пусто):</text:p>
      <text:p text:style-name="P25"/>
      <text:p text:style-name="Simple_20_text"/>
      <text:p text:style-name="Simple_20_text">Вихід:</text:p>
      <text:p text:style-name="Code">UTF-16BE. Welcome!</text:p>
      <text:p text:style-name="Code"/>
      <text:p text:style-name="Code">0 PROGRAM</text:p>
      <text:p text:style-name="Code">1 PROCEDURE</text:p>
      <text:p text:style-name="Code">2 BEGIN</text:p>
      <text:p text:style-name="Code">3 END</text:p>
      <text:p text:style-name="Code">4 SIGNAL</text:p>
      <text:p text:style-name="Code">5 COMPLEX</text:p>
      <text:p text:style-name="Code">6 INTEGER</text:p>
      <text:p text:style-name="Code">7 FLOAT</text:p>
      <text:p text:style-name="Code">8 BLOCKFLOAT</text:p>
      <text:p text:style-name="Code">9 EXT</text:p>
      <text:p text:style-name="Code"/>
      <text:p text:style-name="Code">0 ;</text:p>
      <text:p text:style-name="Code">1 .</text:p>
      <text:p text:style-name="Code">2 (</text:p>
      <text:p text:style-name="Code">3 )</text:p>
      <text:p text:style-name="Code">4 :</text:p>
      <text:p text:style-name="Code">5 ,</text:p>
      <text:p text:style-name="Code"/>
      <text:p text:style-name="P10">Третій</text:p>
      <text:p text:style-name="Simple_20_text">Вхід:</text:p>
      <text:p text:style-name="P25">PRoGRAM PROGRAM1;</text:p>
      <text:p text:style-name="P25"/>
      <text:p text:style-name="P25"><text:tab/>PROCEDURE PROC1(A,B,C:COMPLEX, D: INTEGER, F: FLOAT);</text:p>
      <text:p text:style-name="P25"><text:tab/>(*LET`S WRITE SOME COMMENT *)</text:p>
      <text:p text:style-name="P25"/>
      <text:p text:style-name="P25">PROCEDURE PROc2(1A,B,_C:COMPLEX);</text:p>
      <text:p text:style-name="P25"><text:tab/></text:p>
      <text:p text:style-name="P25">(* COMMENT</text:p>
      <text:p text:style-name="P25"><text:tab/></text:p>
      <text:p text:style-name="P25"><text:tab/>COMMENT*)</text:p>
      <text:p text:style-name="P25"/>
      <text:p text:style-name="P25">-</text:p>
      <text:p text:style-name="P25">BEGIN</text:p>
      <text:p text:style-name="P25"/>
      <text:p text:style-name="P25">END(* *.</text:p>
      <text:p text:style-name="Simple_20_text"/>
      <text:p text:style-name="Simple_20_text">Вихід:</text:p>
      <text:p text:style-name="Code">UTF-16BE. Welcome!</text:p>
      <text:p text:style-name="Code"/>
      <text:p text:style-name="Code">0 PROGRAM</text:p>
      <text:p text:style-name="Code">1 PROCEDURE</text:p>
      <text:p text:style-name="Code">2 BEGIN</text:p>
      <text:p text:style-name="Code">3 END</text:p>
      <text:p text:style-name="Code">4 SIGNAL</text:p>
      <text:p text:style-name="Code">5 COMPLEX</text:p>
      <text:p text:style-name="Code">6 INTEGER</text:p>
      <text:p text:style-name="Code">7 FLOAT</text:p>
      <text:p text:style-name="Code"><text:soft-page-break/>8 BLOCKFLOAT</text:p>
      <text:p text:style-name="Code">9 EXT</text:p>
      <text:p text:style-name="Code"/>
      <text:p text:style-name="Code">0 ;</text:p>
      <text:p text:style-name="Code">1 .</text:p>
      <text:p text:style-name="Code">2 (</text:p>
      <text:p text:style-name="Code">3 )</text:p>
      <text:p text:style-name="Code">4 :</text:p>
      <text:p text:style-name="Code">5 ,</text:p>
      <text:p text:style-name="Code"/>
      <text:p text:style-name="Code">0 PROGRAM1</text:p>
      <text:p text:style-name="Code">1 PROC1</text:p>
      <text:p text:style-name="Code">2 A</text:p>
      <text:p text:style-name="Code">3 B</text:p>
      <text:p text:style-name="Code">4 C</text:p>
      <text:p text:style-name="Code">5 D</text:p>
      <text:p text:style-name="Code">6 F</text:p>
      <text:p text:style-name="Code"/>
      <text:p text:style-name="Code">3 -1 1 1</text:p>
      <text:p text:style-name="Code">2 0 1 9</text:p>
      <text:p text:style-name="Code">1 0 1 17</text:p>
      <text:p text:style-name="Code">0 1 3 5</text:p>
      <text:p text:style-name="Code">2 1 3 15</text:p>
      <text:p text:style-name="Code">1 2 3 20</text:p>
      <text:p text:style-name="Code">2 2 3 21</text:p>
      <text:p text:style-name="Code">1 5 3 22</text:p>
      <text:p text:style-name="Code">2 3 3 23</text:p>
      <text:p text:style-name="Code">1 5 3 24</text:p>
      <text:p text:style-name="Code">2 4 3 25</text:p>
      <text:p text:style-name="Code">1 4 3 26</text:p>
      <text:p text:style-name="Code">0 5 3 27</text:p>
      <text:p text:style-name="Code">1 5 3 34</text:p>
      <text:p text:style-name="Code">2 5 3 36</text:p>
      <text:p text:style-name="Code">1 4 3 37</text:p>
      <text:p text:style-name="Code">0 6 3 39</text:p>
      <text:p text:style-name="Code">1 5 3 46</text:p>
      <text:p text:style-name="Code">2 6 3 48</text:p>
      <text:p text:style-name="Code">1 4 3 49</text:p>
      <text:p text:style-name="Code">0 7 3 51</text:p>
      <text:p text:style-name="Code">1 3 3 56</text:p>
      <text:p text:style-name="Code">1 0 3 57</text:p>
      <text:p text:style-name="Code">0 1 6 1</text:p>
      <text:p text:style-name="Code">3 -1 6 11</text:p>
      <text:p text:style-name="Code">1 2 6 16</text:p>
      <text:p text:style-name="Code">3 -1 6 17</text:p>
      <text:p text:style-name="Code">1 5 6 19</text:p>
      <text:p text:style-name="Code">2 3 6 20</text:p>
      <text:p text:style-name="Code">1 5 6 21</text:p>
      <text:p text:style-name="Code">3 -1 6 22</text:p>
      <text:p text:style-name="Code">1 4 6 24</text:p>
      <text:p text:style-name="Code">0 5 6 25</text:p>
      <text:p text:style-name="Code">1 3 6 32</text:p>
      <text:p text:style-name="Code">1 0 6 33</text:p>
      <text:p text:style-name="Code">3 -1 12 1</text:p>
      <text:p text:style-name="Code">0 2 13 1</text:p>
      <text:p text:style-name="Code">0 3 15 1</text:p>
      <text:p text:style-name="Code"/>
      <text:p text:style-name="Code">1 1 Unresolved token</text:p>
      <text:p text:style-name="Code">6 11 Unresolved token</text:p>
      <text:p text:style-name="Code">6 17 Unresolved token</text:p>
      <text:p text:style-name="Code">6 22 Unresolved token</text:p>
      <text:p text:style-name="Code">12 1 Unresolved token</text:p>
      <text:p text:style-name="Code">15 4 Comment does not finished</text:p>
      <text:p text:style-name="Simple_20_text"><text:soft-page-break/>Остання таблиця — таблиця помилок. Перший стовпець — рядок початку помилки, другий — стовпець початку помилку, третій — пояснення помил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3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3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3"/>
    </style:style>
    <style:style style:name="Numbering_20_Symbols" style:display-name="Numbering Symbols" style:family="text">
      <style:text-properties style:font-name="Times New Roma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n Bondarchuk</dc:creator>
    <meta:editing-cycles>22</meta:editing-cycles>
    <meta:print-date>2015-03-03T23:23:57.67</meta:print-date>
    <meta:creation-date>2014-11-11T10:32:00</meta:creation-date>
    <dc:date>2015-03-03T23:28:31.04</dc:date>
    <meta:editing-duration>PT9H23M44S</meta:editing-duration>
    <meta:generator>OpenOffice/4.1.1$Win32 OpenOffice.org_project/411m6$Build-9775</meta:generator>
    <meta:printed-by>Maxin Bondarchuk</meta:printed-by>
    <meta:document-statistic meta:table-count="3" meta:image-count="0" meta:object-count="0" meta:page-count="14" meta:paragraph-count="653" meta:word-count="1973" meta:character-count="168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